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officeooo:rsid="001e5cc9" officeooo:paragraph-rsid="001e5c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acción de los sustantivos en la descripción del problem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0:35:24.937068020</meta:creation-date>
    <dc:date>2024-03-21T21:16:08.525632088</dc:date>
    <meta:editing-duration>PT40M44S</meta:editing-duration>
    <meta:editing-cycles>1</meta:editing-cycles>
    <meta:document-statistic meta:table-count="0" meta:image-count="0" meta:object-count="0" meta:page-count="1" meta:paragraph-count="1" meta:word-count="9" meta:character-count="60" meta:non-whitespace-character-count="52"/>
    <meta:generator>LibreOffice/7.5.9.2$Linux_X86_64 LibreOffice_project/50$Build-2</meta:generator>
  </office:meta>
</office:document-meta>
</file>